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milad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3ec4c58">1. personal</text:a></text:p>
          <text:p text:style-name="Contents_20_2"><text:a xlink:type="simple" xlink:href="#orgc46f028">1.1. </text:a></text:p>
          <text:p text:style-name="Contents_20_1"><text:a xlink:type="simple" xlink:href="#orgc58ea73">2. Mother's day</text:a></text:p>
          <text:p text:style-name="Contents_20_2"><text:a xlink:type="simple" xlink:href="#org4f3f361">2.1. which day are we going to attend to it</text:a></text:p>
          <text:p text:style-name="Contents_20_3"><text:a xlink:type="simple" xlink:href="#org5ce20b3">2.1.1. <text:span text:style-name="OrgTodo">TODO</text:span> fatemeh needs to check with saeed <text:span text:style-name="OrgTags">[<text:span text:style-name="OrgTag">fatemeh</text:span>]</text:span></text:a></text:p>
          <text:p text:style-name="Contents_20_2"><text:a xlink:type="simple" xlink:href="#org47bc82c">2.2. things that we need for that day</text:a></text:p>
          <text:p text:style-name="Contents_20_3"><text:a xlink:type="simple" xlink:href="#orga27d05b">2.2.1. presents</text:a></text:p>
          <text:p text:style-name="Contents_20_2"><text:a xlink:type="simple" xlink:href="#org3b25c10">2.3. what fatemeh is going to wear when she is coming to our home</text:a></text:p>
          <text:p text:style-name="Contents_20_3"><text:a xlink:type="simple" xlink:href="#orge11daa9">2.3.1. <text:span text:style-name="OrgTodo">TODO</text:span> check it fast <text:span text:style-name="OrgTags">[<text:span text:style-name="OrgTag">milad</text:span>]</text:span></text:a></text:p>
          <text:p text:style-name="Contents_20_1"><text:a xlink:type="simple" xlink:href="#org4fda7eb">3. خواستگاری</text:a></text:p>
          <text:p text:style-name="Contents_20_2"><text:a xlink:type="simple" xlink:href="#org2ebb40b">3.1. هماهنگی لازمه</text:a></text:p>
          <text:p text:style-name="Contents_20_3"><text:a xlink:type="simple" xlink:href="#orgc626127">3.1.1. هماهنگی خوانواده‌ها</text:a></text:p>
          <text:p text:style-name="Contents_20_3"><text:a xlink:type="simple" xlink:href="#org09a5767">3.1.2. آمادگی لازم برای مراسم از طرف میلاد</text:a></text:p>
          <text:p text:style-name="Contents_20_3"><text:a xlink:type="simple" xlink:href="#orga79e0c4">3.1.3. آمادگی فاطمه برای مراسم</text:a></text:p>
          <text:p text:style-name="Contents_20_3"><text:a xlink:type="simple" xlink:href="#org2aff277">3.1.4. سوالات مرتبط</text:a></text:p>
        </text:index-body>
      </text:table-of-content>
      <text:h text:style-name="Heading_20_1" text:outline-level="1" text:is-list-header="false">
<text:bookmark-start text:name="OrgXref.org3ec4c58"/>
<text:bookmark text:name="org3ec4c58"/>personal
<text:bookmark-end text:name="OrgXref.org3ec4c58"/></text:h>
      <text:h text:style-name="Heading_20_2" text:outline-level="2" text:is-list-header="false">
<text:bookmark-start text:name="OrgXref.orgc46f028"/>
<text:bookmark text:name="orgc46f028"/>
<text:bookmark-end text:name="OrgXref.orgc46f028"/></text:h>
      <text:h text:style-name="Heading_20_1" text:outline-level="1" text:is-list-header="false">
<text:bookmark-start text:name="OrgXref.orgc58ea73"/>
<text:bookmark text:name="orgc58ea73"/>Mother's day
<text:bookmark-end text:name="OrgXref.orgc58ea73"/></text:h>
      <text:h text:style-name="Heading_20_2" text:outline-level="2" text:is-list-header="false">
<text:bookmark-start text:name="OrgXref.org4f3f361"/>
<text:bookmark text:name="org4f3f361"/>which day are we going to attend to it
<text:bookmark-end text:name="OrgXref.org4f3f361"/></text:h>
      <text:h text:style-name="Heading_20_3" text:outline-level="3" text:is-list-header="false">
<text:bookmark-start text:name="OrgXref.org5ce20b3"/>
<text:bookmark text:name="org5ce20b3"/><text:span text:style-name="OrgTodo">TODO</text:span> fatemeh needs to check with saeed<text:tab/><text:span text:style-name="OrgTags">[<text:span text:style-name="OrgTag">fatemeh</text:span>]</text:span>
<text:bookmark-end text:name="OrgXref.org5ce20b3"/></text:h>
      <text:h text:style-name="Heading_20_2" text:outline-level="2" text:is-list-header="false">
<text:bookmark-start text:name="OrgXref.org47bc82c"/>
<text:bookmark text:name="org47bc82c"/>things that we need for that day
<text:bookmark-end text:name="OrgXref.org47bc82c"/></text:h>
      <text:h text:style-name="Heading_20_3" text:outline-level="3" text:is-list-header="false">
<text:bookmark-start text:name="OrgXref.orga27d05b"/>
<text:bookmark text:name="orga27d05b"/>presents
<text:bookmark-end text:name="OrgXref.orga27d05b"/></text:h>
      <text:h text:style-name="Heading_20_2" text:outline-level="2" text:is-list-header="false">
<text:bookmark-start text:name="OrgXref.org3b25c10"/>
<text:bookmark text:name="org3b25c10"/>what fatemeh is going to wear when she is coming to our home
<text:bookmark-end text:name="OrgXref.org3b25c10"/></text:h>
      <text:h text:style-name="Heading_20_3" text:outline-level="3" text:is-list-header="false">
<text:bookmark-start text:name="OrgXref.orge11daa9"/>
<text:bookmark text:name="orge11daa9"/><text:span text:style-name="OrgTodo">TODO</text:span> check it fast<text:tab/><text:span text:style-name="OrgTags">[<text:span text:style-name="OrgTag">milad</text:span>]</text:span>
<text:bookmark-end text:name="OrgXref.orge11daa9"/></text:h>
      <text:h text:style-name="Heading_20_1" text:outline-level="1" text:is-list-header="false">
<text:bookmark-start text:name="OrgXref.org4fda7eb"/>
<text:bookmark text:name="org4fda7eb"/>خواستگاری
<text:bookmark-end text:name="OrgXref.org4fda7eb"/></text:h>
      <text:h text:style-name="Heading_20_2" text:outline-level="2" text:is-list-header="false">
<text:bookmark-start text:name="OrgXref.org2ebb40b"/>
<text:bookmark text:name="org2ebb40b"/>هماهنگی لازمه
<text:bookmark-end text:name="OrgXref.org2ebb40b"/></text:h>
      <text:h text:style-name="Heading_20_3" text:outline-level="3" text:is-list-header="false">
<text:bookmark-start text:name="OrgXref.orgc626127"/>
<text:bookmark text:name="orgc626127"/>هماهنگی خوانواده‌ها
<text:bookmark-end text:name="OrgXref.orgc626127"/></text:h>
      <text:list text:style-name="OrgNumberedList" text:continue-numbering="false">
        <text:list-item>
          <text:p text:style-name="Text_20_body">
<text:bookmark-start text:name="OrgXref.orga98e90e"/>
<text:bookmark text:name="orga98e90e"/>تماس پدرم با پدرت
<text:bookmark-end text:name="OrgXref.orga98e90e"/></text:p>
        </text:list-item>
        <text:list-item>
          <text:p text:style-name="Text_20_body">
<text:bookmark-start text:name="OrgXref.org0eb43e3"/>
<text:bookmark text:name="org0eb43e3"/>تماس مادرم با مادرت
<text:bookmark-end text:name="OrgXref.org0eb43e3"/></text:p>
        </text:list-item>
        <text:list-item>
          <text:p text:style-name="Text_20_body">
<text:bookmark-start text:name="OrgXref.orgc4c9b7c"/>
<text:bookmark text:name="orgc4c9b7c"/>صحبت مجدد درباره موضوعات بین پدرم و پدرت ؟‌
<text:bookmark-end text:name="OrgXref.orgc4c9b7c"/></text:p>
        </text:list-item>
        <text:list-item>
          <text:p text:style-name="Text_20_body">
<text:bookmark-start text:name="OrgXref.org9a3cf72"/>
<text:bookmark text:name="org9a3cf72"/>هماهنگی زمان خواستگاری
<text:bookmark-end text:name="OrgXref.org9a3cf72"/></text:p>
          <text:p text:style-name="Text_20_body">پنجشنبه یا جمعه که به نظرم پنجشنبه بهتر باشه چون میشه جمعه با محدثه هماهنگ بشه و
جمعه سالگرد پلاسکو که البته خیلی هم مهم نیست
</text:p>
        </text:list-item>
      </text:list>
      <text:h text:style-name="Heading_20_3" text:outline-level="3" text:is-list-header="false">
<text:bookmark-start text:name="OrgXref.org09a5767"/>
<text:bookmark text:name="org09a5767"/>آمادگی لازم برای مراسم از طرف میلاد
<text:bookmark-end text:name="OrgXref.org09a5767"/></text:h>
      <text:list text:style-name="OrgNumberedList" text:continue-numbering="false">
        <text:list-item>
          <text:p text:style-name="Text_20_body">
<text:bookmark-start text:name="OrgXref.org2f3689e"/>
<text:bookmark text:name="org2f3689e"/>کت و شلوار
<text:bookmark-end text:name="OrgXref.org2f3689e"/></text:p>
        </text:list-item>
        <text:list-item>
          <text:p text:style-name="Text_20_body">
<text:bookmark-start text:name="OrgXref.org9409d45"/>
<text:bookmark text:name="org9409d45"/>سبد گل
<text:bookmark-end text:name="OrgXref.org9409d45"/></text:p>
        </text:list-item>
        <text:list-item>
          <text:p text:style-name="Text_20_body">
<text:bookmark-start text:name="OrgXref.orgd5dd199"/>
<text:bookmark text:name="orgd5dd199"/>شیرینی
<text:bookmark-end text:name="OrgXref.orgd5dd199"/></text:p>
        </text:list-item>
        <text:list-item>
          <text:p text:style-name="Text_20_body">
<text:bookmark-start text:name="OrgXref.org0e7ebef"/>
<text:bookmark text:name="org0e7ebef"/>اصلاح و … ؟؟؟
<text:bookmark-end text:name="OrgXref.org0e7ebef"/></text:p>
        </text:list-item>
      </text:list>
      <text:h text:style-name="Heading_20_3" text:outline-level="3" text:is-list-header="false">
<text:bookmark-start text:name="OrgXref.orga79e0c4"/>
<text:bookmark text:name="orga79e0c4"/>آمادگی فاطمه برای مراسم
<text:bookmark-end text:name="OrgXref.orga79e0c4"/></text:h>
      <text:list text:style-name="OrgNumberedList" text:continue-numbering="false">
        <text:list-item>
          <text:p text:style-name="Text_20_body">
<text:bookmark-start text:name="OrgXref.org2b82b19"/>
<text:bookmark text:name="org2b82b19"/>آرایشگاه و … ؟؟؟
<text:bookmark-end text:name="OrgXref.org2b82b19"/></text:p>
        </text:list-item>
      </text:list>
      <text:h text:style-name="Heading_20_3" text:outline-level="3" text:is-list-header="false">
<text:bookmark-start text:name="OrgXref.org2aff277"/>
<text:bookmark text:name="org2aff277"/>سوالات مرتبط
<text:bookmark-end text:name="OrgXref.org2aff277"/></text:h>
      <text:list text:style-name="OrgNumberedList" text:continue-numbering="false">
        <text:list-item>
          <text:p text:style-name="Text_20_body">
<text:bookmark-start text:name="OrgXref.org7c098d3"/>
<text:bookmark text:name="org7c098d3"/>حجاب و روسری
<text:bookmark-end text:name="OrgXref.org7c098d3"/>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ilad</dc:creator>
    <meta:initial-creator>milad</meta:initial-creator>
    <dc:date>2023-01-10T12:55:13</dc:date>
    <meta:creation-date>2023-01-10T12:55:13</meta:creation-date>
    <meta:generator>Emacs 29.0.50 (Org mode 9.5.2)</meta:generator>
    <meta:keyword/>
    <dc:subject/>
    <dc:title/>
  </office:meta>
</office:document-meta>
</file>